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5cm" fo:min-width="1.8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4cm" fo:min-width="2.494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992cm" fo:min-width="4.3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31cm" fo:min-width="4.615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2.34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94cm" fo:min-width="2.5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11cm" fo:min-width="2.652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108cm" fo:min-width="2.5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11cm" fo:min-width="3.887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91cm" fo:min-width="4.20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43cm" fo:min-width="4.304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.069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000000" draw:marker-end="Arrowheads_20_14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2.03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29cm" fo:min-width="3.502cm"/>
      <style:paragraph-properties style:writing-mode="lr-tb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43cm" fo:min-width="3.84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931cm" fo:min-width="5.167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726cm" fo:min-width="1.722cm"/>
      <style:paragraph-properties style:writing-mode="lr-tb"/>
    </style:style>
    <style:style style:name="gr32" style:family="graphic" style:parent-style-name="objectwithoutfill">
      <style:graphic-properties draw:marker-end="Arrowheads_20_33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35" style:family="graphic" style:parent-style-name="objectwithoutfill">
      <style:graphic-properties draw:marker-end="Arrowheads_20_34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794cm" fo:min-width="1.81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marker-end="Arrowheads_20_38" draw:marker-end-width="0.3cm" draw:fill="none" draw:textarea-vertical-align="middle"/>
    </style:style>
    <style:style style:name="gr39" style:family="graphic" style:parent-style-name="objectwithoutfill">
      <style:graphic-properties draw:marker-end="Arrowheads_20_43" draw:marker-end-width="0.3cm" draw:fill="none" draw:textarea-vertical-align="middle"/>
    </style:style>
    <style:style style:name="gr40" style:family="graphic" style:parent-style-name="objectwithoutfill">
      <style:graphic-properties draw:marker-end="Arrowheads_20_44" draw:marker-end-width="0.3cm" draw:fill="none" draw:textarea-vertical-align="middle"/>
    </style:style>
    <style:style style:name="gr41" style:family="graphic" style:parent-style-name="objectwithoutfill">
      <style:graphic-properties draw:marker-end="Arrowheads_20_45" draw:marker-end-width="0.3cm" draw:fill="none" draw:textarea-vertical-align="middle"/>
    </style:style>
    <style:style style:name="gr42" style:family="graphic" style:parent-style-name="objectwithoutfill">
      <style:graphic-properties draw:marker-end="Arrowheads_20_46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482cm" fo:min-width="2.94cm"/>
      <style:paragraph-properties style:writing-mode="lr-tb"/>
    </style:style>
    <style:style style:name="gr44" style:family="graphic" style:parent-style-name="objectwithoutfill">
      <style:graphic-properties draw:marker-end="Arrowheads_20_50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482cm" fo:min-width="2.925cm"/>
      <style:paragraph-properties style:writing-mode="lr-tb"/>
    </style:style>
    <style:style style:name="gr46" style:family="graphic" style:parent-style-name="objectwithoutfill">
      <style:graphic-properties draw:marker-end="Arrowheads_20_53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967cm" fo:min-width="6.427cm"/>
      <style:paragraph-properties style:writing-mode="lr-tb"/>
    </style:style>
    <style:style style:name="gr48" style:family="graphic" style:parent-style-name="objectwithoutfill">
      <style:graphic-properties draw:marker-end="Arrowheads_20_55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Long_20_Dash" svg:stroke-color="#000000" draw:marker-end="Arrowheads_20_56" draw:marker-end-width="0.3cm" draw:fill="none" draw:textarea-vertical-align="middle"/>
    </style:style>
    <style:style style:name="gr50" style:family="graphic" style:parent-style-name="objectwithoutfill">
      <style:graphic-properties draw:marker-end="Arrowheads_20_60" draw:marker-end-width="0.3cm" draw:fill="none" draw:textarea-vertical-align="middle"/>
    </style:style>
    <style:style style:name="gr51" style:family="graphic" style:parent-style-name="objectwithoutfill">
      <style:graphic-properties draw:marker-end="Arrowheads_20_61" draw:marker-end-width="0.3cm" draw:fill="none" draw:textarea-vertical-align="middle"/>
    </style:style>
    <style:style style:name="gr52" style:family="graphic" style:parent-style-name="objectwithoutfill">
      <style:graphic-properties draw:marker-end="Arrowheads_20_62" draw:marker-end-width="0.3cm" draw:fill="none" draw:textarea-vertical-align="middle"/>
    </style:style>
    <style:style style:name="gr53" style:family="graphic" style:parent-style-name="objectwithoutfill">
      <style:graphic-properties draw:marker-end="Arrowheads_20_63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55" style:family="graphic" style:parent-style-name="objectwithoutfill">
      <style:graphic-properties draw:marker-end="Arrowheads_20_64" draw:marker-end-width="0.3cm" draw:fill="none" draw:textarea-vertical-align="middle"/>
    </style:style>
    <style:style style:name="gr56" style:family="graphic" style:parent-style-name="objectwithoutfill">
      <style:graphic-properties draw:marker-end="Arrowheads_20_65" draw:marker-end-width="0.3cm" draw:fill="none" draw:textarea-vertical-align="middle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818cm" fo:min-width="2.69cm"/>
      <style:paragraph-properties style:writing-mode="lr-tb"/>
    </style:style>
    <style:style style:name="gr58" style:family="graphic" style:parent-style-name="objectwithoutfill">
      <style:graphic-properties draw:marker-end="Arrowheads_20_66" draw:marker-end-width="0.3cm" draw:fill="none" draw:textarea-vertical-align="middle"/>
    </style:style>
    <style:style style:name="gr59" style:family="graphic" style:parent-style-name="objectwithoutfill">
      <style:graphic-properties draw:marker-end="Arrowheads_20_67" draw:marker-end-width="0.3cm" draw:fill="none" draw:textarea-vertical-align="middle"/>
    </style:style>
    <style:style style:name="gr60" style:family="graphic" style:parent-style-name="standard">
      <style:graphic-properties draw:textarea-horizontal-align="justify" draw:textarea-vertical-align="middle" draw:auto-grow-height="false" fo:min-height="1.111cm" fo:min-width="3.83cm"/>
      <style:paragraph-properties style:writing-mode="lr-tb"/>
    </style:style>
    <style:style style:name="gr61" style:family="graphic" style:parent-style-name="objectwithoutfill">
      <style:graphic-properties draw:marker-end="Arrowheads_20_68" draw:marker-end-width="0.3cm" draw:fill="none" draw:textarea-vertical-align="middle"/>
    </style:style>
    <style:style style:name="gr62" style:family="graphic" style:parent-style-name="objectwithoutfill">
      <style:graphic-properties draw:marker-end="Arrowheads_20_69" draw:marker-end-width="0.3cm" draw:fill="none" draw:textarea-vertical-align="middle"/>
    </style:style>
    <style:style style:name="gr63" style:family="graphic" style:parent-style-name="objectwithoutfill">
      <style:graphic-properties draw:marker-end="Arrowheads_20_7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 style:writing-mode="lr-tb"/>
      <style:text-properties fo:color="#080808" loext:opacity="100%" style:font-name="Liberation Sans1" fo:font-size="9pt" style:font-name-asian="JetBrains Mono" style:font-size-asian="9pt" style:font-name-complex="JetBrains Mono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Liberation Sans1"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80808" loext:opacity="100%" style:font-name="Liberation Sans1" fo:font-size="9pt" style:font-name-asian="JetBrains Mono" style:font-size-asian="9pt" style:font-name-complex="JetBrains Mono" style:font-size-complex="9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1" fo:font-size="9pt" style:font-size-asian="9pt" style:font-size-complex="9pt"/>
    </style:style>
    <style:style style:name="P15" style:family="paragraph">
      <style:paragraph-properties fo:text-align="center" style:text-autospace="none" style:writing-mode="lr-tb"/>
      <style:text-properties fo:color="#080808" loext:opacity="100%" style:font-name="Liberation Sans1" fo:font-size="8pt" style:font-name-asian="JetBrains Mono" style:font-size-asian="8pt" style:font-name-complex="JetBrains Mono" style:font-size-complex="8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111111" loext:opacity="100%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/>
    </style:style>
    <style:style style:name="T19" style:family="text">
      <style:text-properties fo:color="#080808" loext:opacity="100%" style:font-name="Liberation Sans1" fo:font-size="9pt" style:font-name-asian="JetBrains Mono" style:font-size-asian="9pt" style:font-name-complex="JetBrains Mono" style:font-size-complex="9pt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97cm" svg:height="1.257cm" svg:x="6.581cm" svg:y="5.494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986cm" svg:height="2.086cm" svg:x="4.481cm" svg:y="31.38cm">
          <text:p text:style-name="P1"><text:span text:style-name="T1">num_workers_need_assigned</text:span><text:span text:style-name="T2"> </text:span><text:span text:style-name="T3">==</text:span></text:p>
          <text:p text:style-name="P1"><text:span text:style-name="T4">sum(</text:span><text:span text:style-name="T5">workers_idle_status</text:span><text:span text:style-name="T4">)</text:span><text:span text:style-name="T1"> 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4.881cm" svg:height="2.242cm" svg:x="11.095cm" svg:y="33.897cm">
          <text:p text:style-name="P2"><text:span text:style-name="T6">Set</text:span><text:span text:style-name="T7"> </text:span><text:span text:style-name="T5">steal_assign flag </text:span><text:span text:style-name="T8">False</text:span></text:p>
          <text:p text:style-name="P2"><text:span text:style-name="T6">Set </text:span><text:span text:style-name="T9">steal_ready flag</text:span><text:span text:style-name="T6"> True</text:span></text:p>
          <text:p text:style-name="P3"><text:span text:style-name="T10">num_empty_assign </text:span><text:span text:style-name="T11">= 0</text:span></text:p>
          <text:p text:style-name="P3"><text:span text:style-name="T9">compute_steal_rate(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84cm" svg:y1="6.736cm" svg:x2="7.834cm" svg:y2="9.523cm">
          <text:p/>
        </draw:line>
        <draw:custom-shape draw:style-name="gr5" draw:text-style-name="P5" draw:layer="layout" svg:width="5.115cm" svg:height="1.181cm" svg:x="5.027cm" svg:y="28.371cm">
          <text:p text:style-name="P5"><text:span text:style-name="T5">num_workers_need_assigned</text:span></text:p>
          <text:p text:style-name="P5"><text:span text:style-name="T12">+= 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27cm" svg:height="2.086cm" svg:x="6.2cm" svg:y="9.51cm">
          <text:p text:style-name="P2">Become id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2.844cm" svg:height="1.534cm" svg:x="6.432cm" svg:y="14.212cm">
          <text:p text:style-name="P1">Compute and put </text:p>
          <text:p text:style-name="P1">states to queu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098cm" svg:height="2.086cm" svg:x="11.388cm" svg:y="13.92cm">
          <text:p text:style-name="P2"><text:span text:style-name="T2">steal_ready flag </text:span><text:span text:style-name="T3">and</text:span></text:p>
          <text:p text:style-name="P2"><text:span text:style-name="T5">workers_valid_status</text:span><text:span text:style-name="T13">[id] == 0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7.484cm" svg:y1="14.965cm" svg:x2="19.052cm" svg:y2="14.95cm">
          <text:p/>
        </draw:line>
        <draw:custom-shape draw:style-name="gr10" draw:text-style-name="P1" draw:layer="layout" svg:width="3.152cm" svg:height="1.361cm" svg:x="29.741cm" svg:y="14.296cm">
          <text:p text:style-name="P1">Steal and put works</text:p>
          <text:p text:style-name="P1"><text:s/>to <text:span text:style-name="T2">shared queu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" draw:id="id1" draw:layer="layout" svg:width="6.079cm" svg:height="2.714cm" svg:x="31.646cm" svg:y="10.387cm">
          <text:p text:style-name="P6"><text:span text:style-name="T12">sum(</text:span><text:span text:style-name="T5">workers_valid_status</text:span><text:span text:style-name="T12">) == 0</text:span><text:span text:style-name="T14">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37.716cm" svg:y1="11.736cm" svg:x2="39.27cm" svg:y2="11.744cm">
          <text:p/>
        </draw:line>
        <draw:custom-shape draw:style-name="gr12" draw:text-style-name="P1" draw:layer="layout" svg:width="4.387cm" svg:height="1.361cm" svg:x="39.275cm" svg:y="11.003cm">
          <text:p text:style-name="P1"><text:span text:style-name="T6">Set </text:span><text:span text:style-name="T2">steal_ready flag </text:span>False </text:p>
          <text:p text:style-name="P1">Set <text:span text:style-name="T2">assign_ready flag</text:span> True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-0.595cm" svg:x1="34.686cm" svg:y1="10.387cm" svg:x2="7.835cm" svg:y2="9.51cm" draw:start-shape="id1" draw:start-glue-point="4" draw:end-shape="id2" draw:end-glue-point="4" svg:d="M34686 10387v-1973h-26851v1096" svg:viewBox="0 0 26852 1974">
          <text:p/>
        </draw:connector>
        <draw:frame draw:style-name="gr14" draw:text-style-name="P7" draw:layer="layout" svg:width="1.215cm" svg:height="0.658cm" svg:x="37.539cm" svg:y="10.912cm">
          <draw:text-box>
            <text:p>Yes</text:p>
          </draw:text-box>
        </draw:frame>
        <draw:frame draw:style-name="gr14" draw:text-style-name="P7" draw:layer="layout" svg:width="1.215cm" svg:height="0.658cm" svg:x="34.04cm" svg:y="9.759cm">
          <draw:text-box>
            <text:p>No</text:p>
          </draw:text-box>
        </draw:frame>
        <draw:custom-shape draw:style-name="gr15" draw:text-style-name="P1" xml:id="id5" draw:id="id5" draw:layer="layout" svg:width="4.703cm" svg:height="1.641cm" svg:x="18.808cm" svg:y="31.749cm">
          <text:p text:style-name="P1"><text:span text:style-name="T6">Wait for </text:span><text:span text:style-name="T2">assign_ready flag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4.804cm" svg:height="1.593cm" svg:x="31.585cm" svg:y="31.749cm">
          <text:p text:style-name="P8"><text:span text:style-name="T15">Assign to this worker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0.181cm" svg:y1="32.49cm" svg:x2="31.585cm" svg:y2="32.513cm">
          <text:p/>
        </draw:line>
        <draw:custom-shape draw:style-name="gr18" draw:text-style-name="P6" xml:id="id8" draw:id="id8" draw:layer="layout" svg:width="8.507cm" svg:height="2.086cm" svg:x="36.816cm" svg:y="27.914cm">
          <text:p text:style-name="P6"><text:span text:style-name="T16">num_assigned_worker </text:span><text:span text:style-name="T17">== </text:span></text:p>
          <text:p text:style-name="P6"><text:span text:style-name="T5">num_workers_need_assigned</text:span><text:span text:style-name="T7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4" draw:layer="layout" svg:x1="41.083cm" svg:y1="31.75cm" svg:x2="41.063cm" svg:y2="29.999cm">
          <text:p/>
        </draw:line>
        <draw:line draw:style-name="gr20" draw:text-style-name="P4" draw:layer="layout" svg:x1="41.03cm" svg:y1="27.889cm" svg:x2="41.022cm" svg:y2="26.091cm">
          <text:p/>
        </draw:line>
        <draw:frame draw:style-name="gr21" draw:text-style-name="P10" xml:id="id11" draw:id="id11" draw:layer="layout" svg:width="4.299cm" svg:height="1.319cm" svg:x="38.87cm" svg:y="14.144cm">
          <draw:text-box>
            <text:p text:style-name="P9">Number of stole works</text:p>
            <text:p text:style-name="P9"><text:span text:style-name="T18">should equal to</text:span></text:p>
            <text:p text:style-name="P9">Number of assigned works</text:p>
          </draw:text-box>
        </draw:frame>
        <draw:line draw:style-name="gr22" draw:text-style-name="P4" draw:layer="layout" svg:x1="40.949cm" svg:y1="12.382cm" svg:x2="40.987cm" svg:y2="14.033cm">
          <text:p/>
        </draw:line>
        <draw:custom-shape draw:style-name="gr23" draw:text-style-name="P1" draw:layer="layout" svg:width="2.624cm" svg:height="0.942cm" svg:x="11.883cm" svg:y="25.3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1.215cm" svg:height="0.658cm" svg:x="10.842cm" svg:y="31.585cm">
          <draw:text-box>
            <text:p>No</text:p>
          </draw:text-box>
        </draw:frame>
        <draw:frame draw:style-name="gr14" draw:text-style-name="P7" draw:layer="layout" svg:width="1.215cm" svg:height="0.658cm" svg:x="6.168cm" svg:y="34.131cm">
          <draw:text-box>
            <text:p>Yes</text:p>
          </draw:text-box>
        </draw:frame>
        <draw:custom-shape draw:style-name="gr24" draw:text-style-name="P1" xml:id="id16" draw:id="id16" draw:layer="layout" svg:width="4.002cm" svg:height="1.079cm" svg:x="5.559cm" svg:y="22.266cm">
          <text:p text:style-name="P1"><text:span text:style-name="T6">Wait for</text:span></text:p>
          <text:p text:style-name="P1"><text:span text:style-name="T2">steal_assign flag</text:span> 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7.482cm" svg:y1="23.357cm" svg:x2="7.483cm" svg:y2="24.774cm">
          <text:p/>
        </draw:line>
        <draw:connector draw:style-name="gr26" draw:text-style-name="P4" draw:layer="layout" svg:x1="7.474cm" svg:y1="33.466cm" svg:x2="11.095cm" svg:y2="35.018cm" draw:start-shape="id3" draw:start-glue-point="6" draw:end-shape="id4" draw:end-glue-point="3" svg:d="M7474 33466v1552h3621" svg:viewBox="0 0 3622 1553">
          <text:p/>
        </draw:connector>
        <draw:line draw:style-name="gr27" draw:text-style-name="P4" draw:layer="layout" svg:x1="10.5cm" svg:y1="32.412cm" svg:x2="18.818cm" svg:y2="32.445cm">
          <text:p/>
        </draw:line>
        <draw:connector draw:style-name="gr28" draw:text-style-name="P4" draw:layer="layout" draw:line-skew="0.663cm" svg:x1="15.976cm" svg:y1="35.332cm" svg:x2="21.159cm" svg:y2="33.39cm" draw:end-shape="id5" draw:end-glue-point="2" svg:d="M15976 35332v-58h5183v-1884" svg:viewBox="0 0 5184 1943">
          <text:p/>
        </draw:connector>
        <draw:custom-shape draw:style-name="gr29" draw:text-style-name="P1" xml:id="id14" draw:id="id14" draw:layer="layout" svg:width="4.346cm" svg:height="1.593cm" svg:x="38.765cm" svg:y="31.722cm">
          <text:p text:style-name="P3"><text:span text:style-name="T10">num_assigned_workers</text:span><text:span text:style-name="T15"> += 1</text:span></text:p>
          <text:p text:style-name="P3"><text:span text:style-name="T5">workers_idle_status</text:span><text:span text:style-name="T13">[id] = 0</text:span></text:p>
          <text:p text:style-name="P3"><text:span text:style-name="T5">workers_valid_status</text:span><text:span text:style-name="T13">[id]= 1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6.389cm" svg:y1="32.46cm" svg:x2="38.741cm" svg:y2="32.437cm">
          <text:p/>
        </draw:line>
        <draw:frame draw:style-name="gr14" draw:text-style-name="P7" draw:layer="layout" svg:width="1.215cm" svg:height="0.658cm" svg:x="39.23cm" svg:y="26.938cm">
          <draw:text-box>
            <text:p>Yes</text:p>
          </draw:text-box>
        </draw:frame>
        <draw:frame draw:style-name="gr14" draw:text-style-name="P7" draw:layer="layout" svg:width="1.215cm" svg:height="0.658cm" svg:x="45.521cm" svg:y="25.923cm">
          <draw:text-box>
            <text:p>No</text:p>
          </draw:text-box>
        </draw:frame>
        <draw:custom-shape draw:style-name="gr30" draw:text-style-name="P5" xml:id="id7" draw:id="id7" draw:layer="layout" svg:width="5.667cm" svg:height="1.181cm" svg:x="4.951cm" svg:y="17.003cm">
          <text:p text:style-name="P5"><text:span text:style-name="T5">workers_idle_status</text:span><text:span text:style-name="T13">[id] </text:span><text:span text:style-name="T19">= 1</text:span></text:p>
          <text:p text:style-name="P11"><text:span text:style-name="T5">workers_valid_status</text:span><text:span text:style-name="T13">[id] = 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563cm" svg:y1="18.199cm" svg:x2="7.563cm" svg:y2="19.314cm">
          <text:p/>
        </draw:line>
        <draw:custom-shape draw:style-name="gr31" draw:text-style-name="P3" draw:layer="layout" svg:width="4.442cm" svg:height="1.95cm" svg:x="5.234cm" svg:y="24.73cm">
          <text:p text:style-name="P3"><text:span text:style-name="T1">Terminate</text:span><text:span text:style-name="T20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9.691cm" svg:y1="25.742cm" svg:x2="11.857cm" svg:y2="25.736cm">
          <text:p/>
        </draw:line>
        <draw:frame draw:style-name="gr14" draw:text-style-name="P7" draw:layer="layout" svg:width="1.215cm" svg:height="0.658cm" svg:x="10.18cm" svg:y="25.044cm">
          <draw:text-box>
            <text:p>Yes</text:p>
          </draw:text-box>
        </draw:frame>
        <draw:line draw:style-name="gr32" draw:text-style-name="P4" draw:layer="layout" svg:x1="7.475cm" svg:y1="26.7cm" svg:x2="7.482cm" svg:y2="28.362cm">
          <text:p/>
        </draw:line>
        <draw:frame draw:style-name="gr33" draw:text-style-name="P7" draw:layer="layout" svg:width="1.215cm" svg:height="0.607cm" svg:x="6.377cm" svg:y="26.627cm">
          <draw:text-box>
            <text:p>No</text:p>
          </draw:text-box>
        </draw:frame>
        <draw:custom-shape draw:style-name="gr34" draw:text-style-name="P12" xml:id="id6" draw:id="id6" draw:layer="layout" svg:width="3.27cm" svg:height="2.086cm" svg:x="24.485cm" svg:y="13.962cm">
          <text:p text:style-name="P12"><text:span text:style-name="T21">queue_len &gt;=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1.215cm" svg:height="0.658cm" svg:x="28.177cm" svg:y="14.249cm">
          <draw:text-box>
            <text:p>Yes</text:p>
          </draw:text-box>
        </draw:frame>
        <draw:connector draw:style-name="gr35" draw:text-style-name="P4" draw:layer="layout" svg:x1="26.12cm" svg:y1="16.048cm" svg:x2="34.686cm" svg:y2="13.101cm" draw:start-shape="id6" draw:start-glue-point="6" draw:end-shape="id1" draw:end-glue-point="6" svg:d="M26120 16048v502h8566v-3449" svg:viewBox="0 0 8567 3450">
          <text:p/>
        </draw:connector>
        <draw:frame draw:style-name="gr14" draw:text-style-name="P7" draw:layer="layout" svg:width="1.215cm" svg:height="0.658cm" svg:x="14.558cm" svg:y="12.86cm">
          <draw:text-box>
            <text:p>No</text:p>
          </draw:text-box>
        </draw:frame>
        <draw:custom-shape draw:style-name="gr36" draw:text-style-name="P1" xml:id="id12" draw:id="id12" draw:layer="layout" svg:width="4.618cm" svg:height="2.086cm" svg:x="25.585cm" svg:y="31.443cm">
          <text:p text:style-name="P1"><text:span text:style-name="T2">shared_queue</text:span> empty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4" draw:layer="layout" svg:x1="23.483cm" svg:y1="32.477cm" svg:x2="25.599cm" svg:y2="32.477cm">
          <text:p/>
        </draw:line>
        <draw:frame draw:style-name="gr14" draw:text-style-name="P7" draw:layer="layout" svg:width="1.215cm" svg:height="0.658cm" svg:x="26.688cm" svg:y="33.745cm">
          <draw:text-box>
            <text:p>Yes</text:p>
          </draw:text-box>
        </draw:frame>
        <draw:frame draw:style-name="gr14" draw:text-style-name="P7" draw:layer="layout" svg:width="1.215cm" svg:height="0.658cm" svg:x="30.043cm" svg:y="31.567cm">
          <draw:text-box>
            <text:p>No</text:p>
          </draw:text-box>
        </draw:frame>
        <draw:frame draw:style-name="gr14" draw:text-style-name="P7" draw:layer="layout" svg:width="1.215cm" svg:height="0.658cm" svg:x="17.659cm" svg:y="14.061cm">
          <draw:text-box>
            <text:p>Yes</text:p>
          </draw:text-box>
        </draw:frame>
        <draw:line draw:style-name="gr38" draw:text-style-name="P4" draw:layer="layout" svg:x1="27.779cm" svg:y1="15.01cm" svg:x2="29.763cm" svg:y2="15.01cm">
          <text:p/>
        </draw:line>
        <draw:line draw:style-name="gr39" draw:text-style-name="P4" draw:layer="layout" svg:x1="7.841cm" svg:y1="11.618cm" svg:x2="7.871cm" svg:y2="14.195cm">
          <text:p/>
        </draw:line>
        <draw:connector draw:style-name="gr40" draw:text-style-name="P4" draw:layer="layout" draw:line-skew="-0.598cm" svg:x1="6.2cm" svg:y1="10.553cm" svg:x2="4.951cm" svg:y2="17.593cm" draw:start-shape="id2" draw:start-glue-point="5" draw:end-shape="id7" draw:end-glue-point="3" svg:d="M6200 10553h-2349v7040h1100" svg:viewBox="0 0 2350 7041">
          <text:p/>
        </draw:connector>
        <draw:frame draw:style-name="gr14" draw:text-style-name="P7" draw:layer="layout" svg:width="1.215cm" svg:height="0.658cm" svg:x="4.704cm" svg:y="9.346cm">
          <draw:text-box>
            <text:p>Yes</text:p>
          </draw:text-box>
        </draw:frame>
        <draw:frame draw:style-name="gr33" draw:text-style-name="P7" draw:layer="layout" svg:width="1.215cm" svg:height="0.607cm" svg:x="8.045cm" svg:y="12cm">
          <draw:text-box>
            <text:p>No</text:p>
          </draw:text-box>
        </draw:frame>
        <draw:line draw:style-name="gr41" draw:text-style-name="P4" draw:layer="layout" svg:x1="14.437cm" svg:y1="13.902cm" svg:x2="14.429cm" svg:y2="8.438cm">
          <text:p/>
        </draw:line>
        <draw:line draw:style-name="gr42" draw:text-style-name="P4" draw:layer="layout" svg:x1="9.299cm" svg:y1="14.94cm" svg:x2="11.399cm" svg:y2="14.933cm">
          <text:p/>
        </draw:line>
        <draw:custom-shape draw:style-name="gr43" draw:text-style-name="P1" xml:id="id9" draw:id="id9" draw:layer="layout" svg:width="3.44cm" svg:height="1.732cm" svg:x="45.333cm" svg:y="20.442cm">
          <text:p text:style-name="P1">Wait for</text:p>
          <text:p text:style-name="P1"><text:span text:style-name="T2">assign_done</text:span> flag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7.519cm" svg:y1="29.578cm" svg:x2="7.509cm" svg:y2="31.379cm">
          <text:p/>
        </draw:line>
        <draw:custom-shape draw:style-name="gr45" draw:text-style-name="P1" draw:layer="layout" svg:width="3.425cm" svg:height="1.732cm" svg:x="39.099cm" svg:y="16.798cm">
          <text:p text:style-name="P1">Set </text:p>
          <text:p text:style-name="P1"><text:span text:style-name="T2">assign_done</text:span> flag</text:p>
          <draw:enhanced-geometry svg:viewBox="0 0 21600 21600" draw:type="rectangle" draw:enhanced-path="M 0 0 L 21600 0 21600 21600 0 21600 0 0 Z N"/>
        </draw:custom-shape>
        <draw:connector draw:style-name="gr46" draw:text-style-name="P4" draw:layer="layout" svg:x1="45.323cm" svg:y1="28.957cm" svg:x2="47.053cm" svg:y2="22.174cm" draw:start-shape="id8" draw:start-glue-point="7" draw:end-shape="id9" draw:end-glue-point="2" svg:d="M45323 28957h1730v-6783" svg:viewBox="0 0 1731 6784">
          <text:p/>
        </draw:connector>
        <draw:custom-shape draw:style-name="gr47" draw:text-style-name="P13" xml:id="id10" draw:id="id10" draw:layer="layout" svg:width="6.927cm" svg:height="2.217cm" svg:x="37.451cm" svg:y="20.154cm">
          <text:p text:style-name="P13"><text:span text:style-name="T22">Set</text:span><text:span text:style-name="T10"> assign_ready flag <text:s/></text:span><text:span text:style-name="T22">False</text:span></text:p>
          <text:p text:style-name="P14"><text:span text:style-name="T22">Reset others</text:span></text:p>
          <text:p text:style-name="P14"><text:span text:style-name="T15">Set </text:span><text:span text:style-name="T10">steal_assign flag </text:span><text:span text:style-name="T22">True</text:span>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40.812cm" svg:y1="20.141cm" svg:x2="40.803cm" svg:y2="18.525cm">
          <text:p/>
        </draw:line>
        <draw:connector draw:style-name="gr49" draw:text-style-name="P4" draw:layer="layout" draw:line-skew="-0.396cm" svg:x1="37.451cm" svg:y1="21.262cm" svg:x2="38.87cm" svg:y2="14.803cm" draw:start-shape="id10" draw:start-glue-point="3" draw:end-shape="id11" draw:end-glue-point="3" svg:d="M37451 21262h-898v-6459h2317" svg:viewBox="0 0 2318 6460">
          <text:p/>
        </draw:connector>
        <draw:connector draw:style-name="gr50" draw:text-style-name="P4" draw:layer="layout" draw:line-skew="-5.733cm" svg:x1="47.053cm" svg:y1="20.442cm" svg:x2="34.707cm" svg:y2="8.43cm" draw:start-shape="id9" draw:start-glue-point="0" svg:d="M47053 20442v-11989h-12346v-23" svg:viewBox="0 0 12347 12013">
          <text:p/>
        </draw:connector>
        <draw:line draw:style-name="gr51" draw:text-style-name="P4" draw:layer="layout" svg:x1="42.497cm" svg:y1="17.628cm" svg:x2="47.009cm" svg:y2="17.628cm">
          <text:p/>
        </draw:line>
        <draw:custom-shape draw:style-name="gr29" draw:text-style-name="P3" xml:id="id13" draw:id="id13" draw:layer="layout" svg:width="4.346cm" svg:height="1.593cm" svg:x="31.766cm" svg:y="34.163cm">
          <text:p text:style-name="P3"><text:span text:style-name="T10">num_empty_assign</text:span><text:span text:style-name="T15"> += 1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27.894cm" svg:y1="33.529cm" svg:x2="31.766cm" svg:y2="34.959cm" draw:start-shape="id12" draw:start-glue-point="6" draw:end-shape="id13" draw:end-glue-point="3" svg:d="M27894 33529v1430h3872" svg:viewBox="0 0 3873 1431">
          <text:p/>
        </draw:connector>
        <draw:connector draw:style-name="gr53" draw:text-style-name="P4" draw:layer="layout" svg:x1="36.112cm" svg:y1="34.959cm" svg:x2="40.938cm" svg:y2="33.315cm" draw:start-shape="id13" draw:start-glue-point="1" draw:end-shape="id14" draw:end-glue-point="2" svg:d="M36112 34959h4826v-1644" svg:viewBox="0 0 4827 1645">
          <text:p/>
        </draw:connector>
        <draw:custom-shape draw:style-name="gr54" draw:text-style-name="P2" draw:layer="layout" svg:width="8.507cm" svg:height="2.086cm" svg:x="36.772cm" svg:y="24.012cm">
          <text:p text:style-name="P3"><text:span text:style-name="T10">num_empty_assign </text:span><text:span text:style-name="T11">==</text:span></text:p>
          <text:p text:style-name="P3"><text:span text:style-name="T9">num_assigned_worker </text:span><text:span text:style-name="T23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2.624cm" svg:height="0.942cm" svg:x="30.679cm" svg:y="24.687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4" draw:layer="layout" svg:x1="36.79cm" svg:y1="25.069cm" svg:x2="33.298cm" svg:y2="25.095cm">
          <text:p/>
        </draw:line>
        <draw:frame draw:style-name="gr14" draw:text-style-name="P7" draw:layer="layout" svg:width="1.215cm" svg:height="0.658cm" svg:x="34.705cm" svg:y="24.273cm">
          <draw:text-box>
            <text:p>Yes</text:p>
          </draw:text-box>
        </draw:frame>
        <draw:line draw:style-name="gr56" draw:text-style-name="P4" draw:layer="layout" svg:x1="41.04cm" svg:y1="24.033cm" svg:x2="41.04cm" svg:y2="22.402cm">
          <text:p/>
        </draw:line>
        <draw:frame draw:style-name="gr14" draw:text-style-name="P7" draw:layer="layout" svg:width="1.215cm" svg:height="0.658cm" svg:x="41.37cm" svg:y="22.849cm">
          <draw:text-box>
            <text:p>No</text:p>
          </draw:text-box>
        </draw:frame>
        <draw:custom-shape draw:style-name="gr57" draw:text-style-name="P2" draw:layer="layout" svg:width="6.379cm" svg:height="2.136cm" svg:x="4.351cm" svg:y="19.266cm">
          <text:p text:style-name="P2"><text:span text:style-name="T12">sum(</text:span><text:span text:style-name="T5">workers_valid_status</text:span><text:span text:style-name="T12">) == 0</text:span><text:span text:style-name="T24">? </text:span></text:p>
          <text:p text:style-name="P2"><text:span text:style-name="T12">and </text:span><text:span text:style-name="T5">steal_ready flag</text:span><text:span text:style-name="T14">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0.848cm" svg:y1="20.344cm" svg:x2="13.523cm" svg:y2="20.344cm">
          <text:p/>
        </draw:line>
        <draw:custom-shape draw:style-name="gr12" draw:text-style-name="P1" xml:id="id15" draw:id="id15" draw:layer="layout" svg:width="4.387cm" svg:height="1.361cm" svg:x="13.551cm" svg:y="19.678cm">
          <text:p text:style-name="P1"><text:span text:style-name="T6">Set </text:span><text:span text:style-name="T2">steal_ready flag </text:span>False </text:p>
          <text:p text:style-name="P1">Set <text:span text:style-name="T2">assign_ready flag</text:span> True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7.555cm" svg:y1="21.402cm" svg:x2="7.555cm" svg:y2="22.225cm">
          <text:p/>
        </draw:line>
        <draw:connector draw:style-name="gr59" draw:text-style-name="P4" draw:layer="layout" svg:x1="15.744cm" svg:y1="21.039cm" svg:x2="9.561cm" svg:y2="22.805cm" draw:start-shape="id15" draw:start-glue-point="2" draw:end-shape="id16" draw:end-glue-point="1" svg:d="M15744 21039v1766h-6183" svg:viewBox="0 0 6184 1767">
          <text:p/>
        </draw:connector>
        <draw:frame draw:style-name="gr14" draw:text-style-name="P7" draw:layer="layout" svg:width="1.215cm" svg:height="0.658cm" svg:x="10.055cm" svg:y="19.518cm">
          <draw:text-box>
            <text:p>Yes</text:p>
          </draw:text-box>
        </draw:frame>
        <draw:frame draw:style-name="gr33" draw:text-style-name="P7" draw:layer="layout" svg:width="1.215cm" svg:height="0.607cm" svg:x="6.223cm" svg:y="21.409cm">
          <draw:text-box>
            <text:p>No</text:p>
          </draw:text-box>
        </draw:frame>
        <draw:custom-shape draw:style-name="gr60" draw:text-style-name="P15" draw:layer="layout" svg:width="4.33cm" svg:height="1.361cm" svg:x="19.073cm" svg:y="14.246cm">
          <text:p text:style-name="P15"><text:span text:style-name="T5">workers_valid_status</text:span><text:span text:style-name="T13">[id]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4" draw:layer="layout" svg:x1="23.403cm" svg:y1="15.004cm" svg:x2="24.474cm" svg:y2="15.006cm">
          <text:p/>
        </draw:line>
        <draw:line draw:style-name="gr62" draw:text-style-name="P4" draw:layer="layout" svg:x1="32.903cm" svg:y1="15.006cm" svg:x2="34.69cm" svg:y2="14.993cm">
          <text:p/>
        </draw:line>
        <draw:line draw:style-name="gr63" draw:text-style-name="P4" draw:layer="layout" svg:x1="41.305cm" svg:y1="10.995cm" svg:x2="41.305cm" svg:y2="8.4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family-generic="modern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20T09:56:19.914191913</meta:creation-date>
    <meta:editing-cycles>90</meta:editing-cycles>
    <meta:editing-duration>P1DT22H47M45S</meta:editing-duration>
    <dc:date>2021-09-01T17:53:04.576285184</dc:date>
    <meta:generator>LibreOffice/7.1.5.2$Linux_X86_64 LibreOffice_project/c18cfcb0f8824ad4ef2fc2ec0bd004713f8a9d14</meta:generator>
    <meta:document-statistic meta:object-count="88"/>
  </office:meta>
</office:document-meta>
</file>